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erf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1645104" calcext:value-type="float">
            <text:p>111645104</text:p>
          </table:table-cell>
        </table:table-row>
        <table:table-row table:style-name="ro1">
          <table:table-cell table:number-columns-repeated="3"/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Algo</text:p>
          </table:table-cell>
          <table:table-cell office:value-type="float" office:value="111" calcext:value-type="float">
            <text:p>111</text:p>
          </table:table-cell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</text:p>
          </table:table-cell>
          <table:table-cell table:formula="of:=(29147148/[.E2])*100" office:value-type="float" office:value="26.1069647980264" calcext:value-type="float">
            <text:p>26,106964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77-1</text:p>
          </table:table-cell>
          <table:table-cell table:formula="of:=(47305608/[.E2])*100" office:value-type="float" office:value="42.3714129013665" calcext:value-type="float">
            <text:p>42,3714129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77-2</text:p>
          </table:table-cell>
          <table:table-cell table:formula="of:=(11009342/[.E2])*100" office:value-type="float" office:value="9.86101638635224" calcext:value-type="float">
            <text:p>9,8610163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zip</text:p>
          </table:table-cell>
          <table:table-cell table:formula="of:=(2405001/[.E2])*100" office:value-type="float" office:value="2.15414820160855" calcext:value-type="float">
            <text:p>2,154148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zip2</text:p>
          </table:table-cell>
          <table:table-cell table:formula="of:=(1410378/[.E2])*100" office:value-type="float" office:value="1.26326900998722" calcext:value-type="float">
            <text:p>1,26326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ma</text:p>
          </table:table-cell>
          <table:table-cell table:formula="of:=(1868960/[.E2])*100" office:value-type="float" office:value="1.67401877291457" calcext:value-type="float">
            <text:p>1,674018772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s comp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office:value-type="float" office:value="111" calcext:value-type="float">
            <text:p>111</text:p>
          </table:table-cell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z77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z77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zi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zi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s decomp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office:value-type="float" office:value="111" calcext:value-type="float">
            <text:p>111</text:p>
          </table:table-cell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z77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z77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zi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zi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 style:data-style-name="N2" text:time-value="09:19:16.338642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9:02:12.511322155</meta:creation-date>
    <dc:date>2017-11-07T11:33:10.442092091</dc:date>
    <meta:editing-duration>PT2H11M18S</meta:editing-duration>
    <meta:editing-cycles>2</meta:editing-cycles>
    <meta:generator>LibreOffice/5.1.6.2$Linux_X86_64 LibreOffice_project/10m0$Build-2</meta:generator>
    <meta:document-statistic meta:table-count="1" meta:cell-count="39" meta:object-count="0"/>
  </office:meta>
</office:document-meta>
</file>